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196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197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198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199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0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1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2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3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4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5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6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2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13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14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6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7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8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19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20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5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7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31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33" style:family="text">
      <style:text-properties fo:font-size="14.00pt" fo:font-weight="normal" fo:font-family="'Times New Roman'" style:font-family-asian="'Times New Roman'" style:font-family-complex="'Times New Roman'" fo:background-color="transparent" fo:color="#111111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36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46" style:family="text">
      <style:text-properties fo:font-size="14.00pt" fo:font-weight="bold" fo:font-family="'Times New Roman'" style:font-family-asian="'Times New Roman'" style:font-family-complex="'Times New Roman'" fo:background-color="transparent" fo:color="#111111"/>
    </style:style>
    <style:style style:name="T247" style:family="text">
      <style:text-properties fo:font-size="14.00pt" fo:font-weight="normal" fo:font-family="'Times New Roman'" style:font-family-asian="'Times New Roman'" style:font-family-complex="'Times New Roman'" fo:background-color="transparent" fo:color="#808080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fo:color="#808080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fo:color="#0000ff"/>
    </style:style>
    <style:style style:name="T2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4.00pt" fo:font-weight="normal" fo:font-family="'Times New Roman'" style:font-family-asian="'Times New Roman'" style:font-family-complex="'Times New Roman'" fo:background-color="transparent" fo:color="#0000ff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fo:color="#6f008a"/>
    </style:style>
    <style:style style:name="T2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fo:color="#0000ff"/>
    </style:style>
    <style:style style:name="T2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4.00pt" fo:font-weight="normal" fo:font-family="'Times New Roman'" style:font-family-asian="'Times New Roman'" style:font-family-complex="'Times New Roman'" fo:background-color="transparent" fo:color="#0000ff"/>
    </style:style>
    <style:style style:name="T2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75" style:family="text">
      <style:text-properties fo:font-size="14.00pt" fo:font-weight="normal" fo:font-family="'Times New Roman'" style:font-family-asian="'Times New Roman'" style:font-family-complex="'Times New Roman'" fo:background-color="transparent" fo:color="#a31515"/>
    </style:style>
    <style:style style:name="T2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center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center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righ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center"/>
    </style:style>
    <style:style style:name="P10" style:family="paragraph">
      <style:paragraph-properties fo:line-height="150.00%" fo:text-align="center" fo:margin-left="0.00pt" fo:text-indent="36.85pt" fo:margin-top="2.85pt" fo:margin-bottom="2.85pt"/>
    </style:style>
    <style:style style:name="P11" style:family="paragraph">
      <style:paragraph-properties fo:line-height="150.00%" fo:text-align="justify" fo:margin-left="0.00pt" fo:text-indent="36.85pt" fo:margin-top="2.85pt" fo:margin-bottom="2.85pt"/>
    </style:style>
    <style:style style:name="P12" style:family="paragraph">
      <style:paragraph-properties fo:line-height="150.00%" fo:text-align="justify" fo:margin-left="0.00pt" fo:text-indent="36.85pt" fo:margin-top="5.70pt" fo:margin-bottom="5.70pt"/>
    </style:style>
    <style:style style:name="P13" style:family="paragraph">
      <style:paragraph-properties fo:line-height="100.00%" fo:text-align="justify" fo:margin-left="0.00pt" fo:text-indent="36.85pt" fo:margin-top="5.70pt" fo:margin-bottom="5.70pt"/>
    </style:style>
    <style:style style:name="P14" style:family="paragraph">
      <style:paragraph-properties fo:line-height="150.00%" fo:text-align="justify" fo:margin-left="0.00pt" fo:text-indent="36.85pt" fo:margin-top="5.70pt" fo:margin-bottom="5.70pt"/>
    </style:style>
  </office:automatic-styles>
  <office:body>
    <office:text>
      <text:p text:style-name="P1"><text:span text:style-name="T1">МИНИСТЕРСТВО</text:span><text:span text:style-name="T2"><text:s/></text:span><text:span text:style-name="T3">НАУКИ</text:span><text:span text:style-name="T4"><text:s/></text:span><text:span text:style-name="T5">И</text:span><text:span text:style-name="T6"><text:s/></text:span><text:span text:style-name="T7">ВЫСШЕГО</text:span><text:span text:style-name="T8"><text:s/></text:span><text:span text:style-name="T9">ОБРАЗОВАНИЯ</text:span><text:span text:style-name="T10"><text:s/></text:span><text:span text:style-name="T11">РОССИЙСКОЙ</text:span></text:p>
      <text:p text:style-name="P1"><text:span text:style-name="T12"/></text:p>
      <text:p text:style-name="P1"><text:span text:style-name="T13">ФЕДЕРАЦИИ</text:span></text:p>
      <text:p text:style-name="P1"><text:span text:style-name="T14"/></text:p>
      <text:p text:style-name="P1"><text:span text:style-name="T15">Федеральное</text:span><text:span text:style-name="T16"><text:s/></text:span><text:span text:style-name="T17">государственное</text:span><text:span text:style-name="T18"><text:s/></text:span><text:span text:style-name="T19">бюджетное</text:span><text:span text:style-name="T20"><text:s/></text:span><text:span text:style-name="T21">образовательное</text:span><text:span text:style-name="T22"><text:s/></text:span><text:span text:style-name="T23">учреждение</text:span></text:p>
      <text:p text:style-name="P1"><text:span text:style-name="T24"/></text:p>
      <text:p text:style-name="P1"><text:span text:style-name="T25">высшего</text:span><text:span text:style-name="T26"><text:s/></text:span><text:span text:style-name="T27">образования</text:span></text:p>
      <text:p text:style-name="P2"><text:span text:style-name="T28"/></text:p>
      <text:p text:style-name="P3"><text:span text:style-name="T29">«</text:span><text:span text:style-name="T30">Воронежский</text:span><text:span text:style-name="T31"><text:s/></text:span><text:span text:style-name="T32">государственный</text:span><text:span text:style-name="T33"><text:s/></text:span><text:span text:style-name="T34">технический</text:span><text:span text:style-name="T35"><text:s/></text:span><text:span text:style-name="T36">университет</text:span><text:span text:style-name="T37">»</text:span></text:p>
      <text:p text:style-name="P3"><text:span text:style-name="T38">Факультет</text:span><text:span text:style-name="T39"><text:s/></text:span><text:span text:style-name="T40">экономики</text:span><text:span text:style-name="T41">,<text:s/></text:span><text:span text:style-name="T42">менеджмента</text:span><text:span text:style-name="T43"><text:s/></text:span><text:span text:style-name="T44">и</text:span><text:span text:style-name="T45"><text:s/></text:span><text:span text:style-name="T46">информационных</text:span><text:span text:style-name="T47"><text:s/></text:span><text:span text:style-name="T48">технологий</text:span></text:p>
      <text:p text:style-name="P3"><text:span text:style-name="T49">Кафедра</text:span><text:span text:style-name="T50"><text:s/></text:span><text:span text:style-name="T51">информационных</text:span><text:span text:style-name="T52"><text:s/></text:span><text:span text:style-name="T53">технологий</text:span><text:span text:style-name="T54"><text:s/></text:span><text:span text:style-name="T55">и</text:span><text:span text:style-name="T56"><text:s/></text:span><text:span text:style-name="T57">автоматизированного</text:span></text:p>
      <text:p text:style-name="P3"><text:span text:style-name="T57">проектирования</text:span><text:span text:style-name="T58"><text:s/></text:span><text:span text:style-name="T59">в</text:span><text:span text:style-name="T60"><text:s/></text:span><text:span text:style-name="T61">строительстве</text:span></text:p>
      <text:p text:style-name="P3"><text:span text:style-name="T62"/></text:p>
      <text:p text:style-name="P3"><text:span text:style-name="T63">Отчет</text:span><text:span text:style-name="T64"><text:s/></text:span><text:span text:style-name="T65">по</text:span><text:span text:style-name="T66"><text:s/></text:span><text:span text:style-name="T67">лабораторной</text:span><text:span text:style-name="T68"><text:s/></text:span><text:span text:style-name="T69">работе</text:span></text:p>
      <text:p text:style-name="P3"><text:span text:style-name="T70">Тема</text:span><text:span text:style-name="T71">: «</text:span><text:span text:style-name="T72">Простые</text:span><text:span text:style-name="T73"><text:s/></text:span><text:span text:style-name="T74">языковые</text:span><text:span text:style-name="T75"><text:s/></text:span><text:span text:style-name="T76">конструкции</text:span><text:span text:style-name="T77">»</text:span></text:p>
      <text:p text:style-name="P4"><text:span text:style-name="T78"/></text:p>
      <text:p text:style-name="P5"><text:span text:style-name="T79">По</text:span><text:span text:style-name="T80"><text:s/></text:span><text:span text:style-name="T81">дисциплине</text:span><text:span text:style-name="T82">:<text:s/></text:span><text:span text:style-name="T83">Основы</text:span><text:span text:style-name="T84"><text:s/></text:span><text:span text:style-name="T85">программирование</text:span><text:span text:style-name="T86"><text:s/></text:span><text:span text:style-name="T87">и</text:span><text:span text:style-name="T88"><text:s/></text:span><text:span text:style-name="T89">алгоритмизации</text:span></text:p>
      <text:p text:style-name="P6"><text:span text:style-name="T90"/></text:p>
      <text:p text:style-name="P7"><text:span text:style-name="T91">Выполнил</text:span><text:span text:style-name="T92"><text:s/></text:span><text:span text:style-name="T93">студент</text:span><text:span text:style-name="T94">:<text:s/></text:span><text:span text:style-name="T95">Курганников Р.А.</text:span></text:p>
      <text:p text:style-name="P7"><text:span text:style-name="T96"/></text:p>
      <text:p text:style-name="P7"><text:span text:style-name="T97">Группа</text:span><text:span text:style-name="T98">:<text:s/></text:span><text:span text:style-name="T99">БИСТ</text:span><text:span text:style-name="T100">225</text:span></text:p>
      <text:p text:style-name="P7"><text:span text:style-name="T101">Руководитель</text:span><text:span text:style-name="T102">:<text:s/></text:span><text:span text:style-name="T103">доцент</text:span><text:span text:style-name="T104">,<text:s/></text:span><text:span text:style-name="T105">к</text:span><text:span text:style-name="T106">.</text:span><text:span text:style-name="T107">т</text:span><text:span text:style-name="T108">.</text:span><text:span text:style-name="T109">н</text:span><text:span text:style-name="T110">.<text:s/></text:span><text:span text:style-name="T111">Минакова</text:span><text:span text:style-name="T112"><text:s/></text:span><text:span text:style-name="T113">О</text:span><text:span text:style-name="T114">.<text:s/></text:span><text:span text:style-name="T115">В</text:span><text:span text:style-name="T116">.</text:span></text:p>
      <text:p text:style-name="P7"><text:span text:style-name="T117">доцент</text:span><text:span text:style-name="T118">,<text:s/></text:span><text:span text:style-name="T119">к</text:span><text:span text:style-name="T120">.</text:span><text:span text:style-name="T121">т</text:span><text:span text:style-name="T122">.</text:span><text:span text:style-name="T123">н</text:span><text:span text:style-name="T124">.<text:s/></text:span><text:span text:style-name="T125">Курипта</text:span><text:span text:style-name="T126"><text:s/></text:span><text:span text:style-name="T127">О</text:span><text:span text:style-name="T128">.<text:s/></text:span><text:span text:style-name="T129">В</text:span><text:span text:style-name="T130">.</text:span></text:p>
      <text:p text:style-name="P7"><text:span text:style-name="T131">ст</text:span><text:span text:style-name="T132">.<text:s/></text:span><text:span text:style-name="T133">преподаватель</text:span><text:span text:style-name="T134"><text:s/></text:span><text:span text:style-name="T135">Ермолина</text:span><text:span text:style-name="T136"><text:s/></text:span><text:span text:style-name="T137">Ю</text:span><text:span text:style-name="T138">.</text:span><text:span text:style-name="T139">А</text:span><text:span text:style-name="T140">.</text:span></text:p>
      <text:p text:style-name="P7"><text:span text:style-name="T141">ст</text:span><text:span text:style-name="T142">.<text:s/></text:span><text:span text:style-name="T143">преподаватель</text:span><text:span text:style-name="T144"><text:s/></text:span><text:span text:style-name="T145">Колыхалова</text:span><text:span text:style-name="T146"><text:s/></text:span><text:span text:style-name="T147">Е</text:span><text:span text:style-name="T148">.</text:span><text:span text:style-name="T149">В</text:span><text:span text:style-name="T150">.</text:span></text:p>
      <text:p text:style-name="P7"><text:span text:style-name="T151">Работа</text:span><text:span text:style-name="T152"><text:s/></text:span><text:span text:style-name="T153">защищена</text:span><text:span text:style-name="T154"><text:s/>«» _________ 2022</text:span><text:span text:style-name="T155">г</text:span><text:span text:style-name="T156">.</text:span></text:p>
      <text:p text:style-name="P7"><text:span text:style-name="T157">С</text:span><text:span text:style-name="T158"><text:s/></text:span><text:span text:style-name="T159">оценкой</text:span></text:p>
      <text:p text:style-name="P8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0"/></text:p>
      <text:p text:style-name="P9"><text:span text:style-name="T161">Воронеж</text:span><text:span text:style-name="T162"><text:s/>2022</text:span></text:p>
      <text:p text:style-name="P9"><text:span text:style-name="T163"/></text:p>
      <text:p text:style-name="P10"><text:span text:style-name="T163"/></text:p>
      <text:p text:style-name="P10"><text:span text:style-name="T164">Постановка</text:span><text:span text:style-name="T165"><text:s/></text:span><text:span text:style-name="T166">задачи</text:span></text:p>
      <text:p text:style-name="P11"><text:span text:style-name="T166">Условие</text:span><text:span text:style-name="T167"><text:s/></text:span><text:span text:style-name="T168">задачи</text:span><text:span text:style-name="T169">:<text:s text:c="2"/></text:span><text:span text:style-name="T170">Написать и отладить программу <text:tab/>вычисляющее значение температуры в градусах по Фаренгейту <text:tab/>и Кельвину по заданному значению в градусах по Цельсию;</text:span></text:p>
      <text:p text:style-name="P11"><text:span text:style-name="T171">Исходные</text:span><text:span text:style-name="T172"><text:s/></text:span><text:span text:style-name="T173">данные</text:span><text:span text:style-name="T174">:</text:span></text:p>
      <text:p text:style-name="P11"><text:span text:style-name="T175">t -<text:s/></text:span><text:span text:style-name="T176">введеное число, которое обозначает температуру в гр. <text:tab/>цельсиях. k - в кельвинах, f - в фаренгейт</text:span></text:p>
      <text:p text:style-name="P11"><text:span text:style-name="T177">Алгоритм</text:span><text:span text:style-name="T178"><text:s/></text:span><text:span text:style-name="T179">решения</text:span><text:span text:style-name="T180">:</text:span></text:p>
      <text:p text:style-name="P11"><text:span text:style-name="T181">Запишем формулы k=t + 273 и f = (t * 9 / 5) +32</text:span></text:p>
      <text:p text:style-name="P11"><text:span text:style-name="T181">в виде кода в visual studio</text:span></text:p>
      <text:p text:style-name="P11"><text:span text:style-name="T182"/></text:p>
      <text:p text:style-name="P12"><text:span text:style-name="T183">Контрольный</text:span><text:span text:style-name="T184"><text:s/></text:span><text:span text:style-name="T185">пример</text:span><text:span text:style-name="T186">:</text:span></text:p>
      <text:p text:style-name="P12"><text:span text:style-name="T187">Входные</text:span><text:span text:style-name="T188"><text:s/></text:span><text:span text:style-name="T189">данные</text:span><text:span text:style-name="T190">: 30</text:span></text:p>
      <text:p text:style-name="P12"><text:span text:style-name="T191">Результат</text:span><text:span text:style-name="T192">: 303<text:s/></text:span><text:span text:style-name="T193">Кельвина 86 Фаренгейт</text:span></text:p>
      <text:p text:style-name="P12"><text:span text:style-name="T194"/></text:p>
      <text:p text:style-name="P12"><text:span text:style-name="T194"/></text:p>
      <text:p text:style-name="P12"><text:span text:style-name="T194"/></text:p>
      <text:p text:style-name="P12"><text:span text:style-name="T195">Словесный</text:span><text:span text:style-name="T196"><text:s/></text:span><text:span text:style-name="T197">алгоритм</text:span></text:p>
      <text:p text:style-name="P12"><text:span text:style-name="T197">Алгоритм</text:span><text:span text:style-name="T198"><text:s/></text:span><text:span text:style-name="T199">представлен</text:span><text:span text:style-name="T200"><text:s/></text:span><text:span text:style-name="T201">пошаговой</text:span><text:span text:style-name="T202"><text:s/></text:span><text:span text:style-name="T203">детализацией</text:span><text:span text:style-name="T204">:</text:span></text:p>
      <text:p text:style-name="P12"><text:span text:style-name="T205">Шаг</text:span><text:span text:style-name="T206"><text:s/>1</text:span><text:span text:style-name="T207">:<text:s/></text:span><text:span text:style-name="T208">объявление</text:span><text:span text:style-name="T209"><text:s/></text:span><text:span text:style-name="T210">переменных</text:span></text:p>
      <text:p text:style-name="P12"><text:span text:style-name="T211">int t, k;</text:span></text:p>
      <text:p text:style-name="P12"><text:span text:style-name="T211">float f;</text:span></text:p>
      <text:p text:style-name="P12"><text:span text:style-name="T212">Шаг</text:span><text:span text:style-name="T213"><text:s/>2</text:span><text:span text:style-name="T214">:<text:s/></text:span><text:span text:style-name="T215">ввод</text:span><text:span text:style-name="T216"><text:s/></text:span><text:span text:style-name="T217">данных</text:span></text:p>
      <text:p text:style-name="P12"><text:span text:style-name="T218">scanf("%d", &amp;t);</text:span></text:p>
      <text:p text:style-name="P12"><text:span text:style-name="T219">Шаг</text:span><text:span text:style-name="T220"><text:s/>3</text:span><text:span text:style-name="T221">:<text:s/></text:span><text:span text:style-name="T222">реализация</text:span><text:span text:style-name="T223"><text:s/></text:span><text:span text:style-name="T224">подсчетов</text:span><text:span text:style-name="T225"><text:s/></text:span><text:span text:style-name="T226">и</text:span><text:span text:style-name="T227"><text:s/></text:span><text:span text:style-name="T228">вывод</text:span><text:span text:style-name="T229"><text:s/></text:span><text:span text:style-name="T230">полученного</text:span><text:span text:style-name="T231"><text:s/></text:span><text:span text:style-name="T232">результата</text:span><text:span text:style-name="T233">:</text:span></text:p>
      <text:p text:style-name="P12"><text:span text:style-name="T234">f = (t * 9. / 5) + 32;</text:span></text:p>
      <text:p text:style-name="P12"><text:span text:style-name="T234">k = t + 273;</text:span></text:p>
      <text:p text:style-name="P12"><text:span text:style-name="T234">printf(</text:span><text:span text:style-name="T235">"</text:span><text:span text:style-name="T236">Градусы по Фарингейту %.f\n "</text:span><text:span text:style-name="T237">, f);</text:span></text:p>
      <text:p text:style-name="P12"><text:span text:style-name="T238">printf(</text:span><text:span text:style-name="T239">"</text:span><text:span text:style-name="T240">Градусы по Кельвину %d"</text:span><text:span text:style-name="T241"><text:s/>, k);</text:span></text:p>
      <text:p text:style-name="P12"><text:span text:style-name="T242"/></text:p>
      <text:p text:style-name="P12"><text:span text:style-name="T243">Блок схема:</text:span></text:p>
      <text:p text:style-name="P13"><draw:frame text:anchor-type="as-char" svg:width="61.91mm" svg:height="81.23mm" style:rel-width="scale" style:rel-height="scale"><draw:object-ole xlink:href="OleObj1"/><draw:image xlink:href="ObjectReplacements/OleObj1"/></draw:frame><text:span text:style-name="T244"/></text:p>
      <text:p text:style-name="P13"><text:span text:style-name="T244"/></text:p>
      <text:p text:style-name="P13"><text:span text:style-name="T245">Код:</text:span></text:p>
      <text:p text:style-name="P13"><text:span text:style-name="T246"><text:s/></text:span><text:span text:style-name="T247">#include</text:span><text:span text:style-name="T248">&lt;stdio.h&gt;</text:span></text:p>
      <text:p text:style-name="P13"><text:span text:style-name="T249">#include</text:span><text:span text:style-name="T250">&lt;locale.h&gt;</text:span></text:p>
      <text:p text:style-name="P13"><text:span text:style-name="T251"/></text:p>
      <text:p text:style-name="P13"><text:span text:style-name="T251"/></text:p>
      <text:p text:style-name="P13"><text:span text:style-name="T252">void</text:span><text:span text:style-name="T253"><text:s/>main(</text:span><text:span text:style-name="T254">void</text:span><text:span text:style-name="T255">)</text:span></text:p>
      <text:p text:style-name="P13"><text:span text:style-name="T255">{</text:span></text:p>
      <text:p text:style-name="P13"><text:span text:style-name="T255"><text:tab/>setlocale(</text:span><text:span text:style-name="T256">LC_ALL</text:span><text:span text:style-name="T257">,<text:s/></text:span><text:span text:style-name="T258">"RUS"</text:span><text:span text:style-name="T259">);</text:span></text:p>
      <text:p text:style-name="P13"><text:span text:style-name="T259"><text:tab/></text:span><text:span text:style-name="T260">int</text:span><text:span text:style-name="T261"><text:s/>t, k;</text:span></text:p>
      <text:p text:style-name="P13"><text:span text:style-name="T261"><text:tab/></text:span><text:span text:style-name="T262">float</text:span><text:span text:style-name="T263"><text:s/>f;</text:span></text:p>
      <text:p text:style-name="P13"><text:span text:style-name="T263"><text:tab/>puts(</text:span><text:span text:style-name="T264">"</text:span><text:span text:style-name="T265">Введите значение градусов по Цельсию"</text:span><text:span text:style-name="T266">);</text:span></text:p>
      <text:p text:style-name="P13"><text:span text:style-name="T267"><text:tab/>scanf(</text:span><text:span text:style-name="T268">" %d "</text:span><text:span text:style-name="T269">, &amp;t);</text:span></text:p>
      <text:p text:style-name="P13"><text:span text:style-name="T269"><text:tab/>f = (t * 9. / 5) + 32;</text:span></text:p>
      <text:p text:style-name="P13"><text:span text:style-name="T269"><text:tab/>k = t + 273;</text:span></text:p>
      <text:p text:style-name="P13"><text:span text:style-name="T269"><text:tab/>printf(</text:span><text:span text:style-name="T270">"</text:span><text:span text:style-name="T271">Градусы по Фарингейту %.f\n "</text:span><text:span text:style-name="T272">, f);</text:span></text:p>
      <text:p text:style-name="P13"><text:span text:style-name="T273"><text:tab/>printf(</text:span><text:span text:style-name="T274">"</text:span><text:span text:style-name="T275">Градусы по Кельвину %d"</text:span><text:span text:style-name="T276"><text:s/>, k);</text:span></text:p>
      <text:p text:style-name="P13"><text:span text:style-name="T277"/></text:p>
      <text:p text:style-name="P13"><text:span text:style-name="T278">}</text:span></text:p>
      <text:p text:style-name="P13"><text:span text:style-name="T279">Результаты:</text:span></text:p>
      <text:p text:style-name="P13"><draw:frame text:anchor-type="as-char" svg:width="109.80mm" svg:height="83.34mm" style:rel-width="scale" style:rel-height="scale"><draw:object-ole xlink:href="OleObj2"/><draw:image xlink:href="ObjectReplacements/OleObj2"/></draw:frame><text:span text:style-name="T281"/></text:p>
      <text:p text:style-name="P13"><draw:frame text:anchor-type="as-char" svg:width="52.39mm" svg:height="11.64mm" style:rel-width="scale" style:rel-height="scale"><draw:object-ole xlink:href="OleObj3"/><draw:image xlink:href="ObjectReplacements/OleObj3"/></draw:frame><text:span text:style-name="T281"/></text:p>
      <text:p text:style-name="P13"><text:span text:style-name="T281"/></text:p>
      <text:p text:style-name="P13"><text:span text:style-name="T281"/></text:p>
      <text:p text:style-name="P13"><text:span text:style-name="T281"/></text:p>
      <text:p text:style-name="P14"><text:span text:style-name="T281"/></text:p>
      <text:p text:style-name="P14"><text:span text:style-name="T2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